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dings" svg:font-family="Windings"/>
    <style:font-face style:name="Book Antiqua1" svg:font-family="'Book Antiqua'" style:font-family-generic="roman"/>
    <style:font-face style:name="LiberationSERIF" svg:font-family="LiberationSERIF" style:font-family-generic="roman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style:font-name="Book Antiqua" fo:font-size="16pt" style:text-underline-style="solid" style:text-underline-width="auto" style:text-underline-color="font-color" fo:font-weight="bold" officeooo:rsid="00061e8c" officeooo:paragraph-rsid="00061e8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61e8c" officeooo:paragraph-rsid="00061e8c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officeooo:rsid="00061e8c" officeooo:paragraph-rsid="00061e8c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Arial" officeooo:rsid="00061e8c" officeooo:paragraph-rsid="00061e8c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61e8c" officeooo:paragraph-rsid="000670eb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61e8c" officeooo:paragraph-rsid="00061e8c" style:font-weight-asian="bold" style:font-weight-complex="bold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Arial" officeooo:rsid="000670eb" officeooo:paragraph-rsid="000670eb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0670eb" officeooo:paragraph-rsid="000670eb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670eb" officeooo:paragraph-rsid="000670eb"/>
    </style:style>
    <style:style style:name="P10" style:family="paragraph" style:parent-style-name="Standard" style:list-style-name="L6">
      <style:paragraph-properties fo:text-align="justify" style:justify-single-word="false"/>
      <style:text-properties style:font-name="Arial" officeooo:rsid="000670eb" officeooo:paragraph-rsid="000670eb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officeooo:rsid="00061e8c" officeooo:paragraph-rsid="00061e8c"/>
    </style:style>
    <style:style style:name="T1" style:family="text">
      <style:text-properties style:font-name="Wingdings" officeooo:rsid="000670eb"/>
    </style:style>
    <style:style style:name="T2" style:family="text">
      <style:text-properties officeooo:rsid="000670eb"/>
    </style:style>
    <style:style style:name="T3" style:family="text">
      <style:text-properties style:font-name="LiberationSERIF"/>
    </style:style>
    <style:style style:name="T4" style:family="text">
      <style:text-properties style:font-name="LiberationSERIF" officeooo:rsid="000670eb"/>
    </style:style>
    <style:style style:name="T5" style:family="text">
      <style:text-properties style:font-name="Windings" officeooo:rsid="000670eb"/>
    </style:style>
    <style:style style:name="T6" style:family="text">
      <style:text-properties fo:text-transform="capitalize" fo:background-color="transparent" loext:char-shading-value="0"/>
    </style:style>
    <style:style style:name="T7" style:family="text">
      <style:text-properties officeooo:rsid="0006db05"/>
    </style:style>
    <style:style style:name="T8" style:family="text">
      <style:text-properties style:font-name="Book Antiqua1" officeooo:rsid="0006db05"/>
    </style:style>
    <style:style style:name="T9" style:family="text">
      <style:text-properties style:font-name="Book Antiqua1" officeooo:rsid="0006db05" style:font-name-asian="Book Antiqua1" style:font-name-complex="Book Antiqu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cina Natural</text:p>
      <text:p text:style-name="P6">Acidez de estómago</text:p>
      <text:p text:style-name="P2"><text:span text:style-name="T6">L</text:span>a acidez de estómago o pirosis es una sensación de quemazón en el estómago o esófago producido por el reflujo de los ácidos gástricos que no son detenidos por la válvula esofágica, encargada de controlar el paso entre el esófago y estómago.</text:p>
      <text:p text:style-name="P2"/>
      <text:p text:style-name="P2">Síntomas:</text:p>
      <text:list xml:id="list3498712440" text:style-name="L1">
        <text:list-item>
          <text:p text:style-name="P3">Dolor estomacal.</text:p>
        </text:list-item>
        <text:list-item>
          <text:p text:style-name="P3">Flatulencias.</text:p>
        </text:list-item>
        <text:list-item>
          <text:p text:style-name="P3">Acidez.</text:p>
        </text:list-item>
        <text:list-item>
          <text:p text:style-name="P3">Reflujo de los ácidos gástricos hacia el esófago.</text:p>
        </text:list-item>
      </text:list>
      <text:p text:style-name="P2"/>
      <text:p text:style-name="P2">Causas:</text:p>
      <text:list xml:id="list1455714575" text:style-name="L3">
        <text:list-item>
          <text:p text:style-name="P4">Gastritis. Consiste en la inflamación del estómago, la que puede ser:</text:p>
          <text:list>
            <text:list-item>
              <text:p text:style-name="P4">Aguda: inflamación que se produce repentinamente.</text:p>
            </text:list-item>
            <text:list-item>
              <text:p text:style-name="P4">Crónica: es aquella que persiste durante mucho tiempo.</text:p>
            </text:list-item>
          </text:list>
        </text:list-item>
        <text:list-item>
          <text:p text:style-name="P4">Hernia de hiato. Consiste en la introducción de una parte del estómago hacia el tórax a través del diafragma.</text:p>
        </text:list-item>
        <text:list-item>
          <text:p text:style-name="P4">Debilitamiento de la válvula esofágica que divide al esófago del estómago.</text:p>
        </text:list-item>
        <text:list-item>
          <text:p text:style-name="P4">Ingestión de alimentos no adecuados, drogas, alcohol o medicamentos.</text:p>
        </text:list-item>
      </text:list>
      <text:p text:style-name="P2"/>
      <text:p text:style-name="P11"/>
      <text:p text:style-name="P5">Tratamiento <text:span text:style-name="T1">J</text:span><text:span text:style-name="T2"> :</text:span></text:p>
      <text:list xml:id="list764787928" text:style-name="L4">
        <text:list-item>
          <text:p text:style-name="P7">Infusiones de plantas naturales tales como: salvia, manzanilla, albahaca o laurel.</text:p>
        </text:list-item>
        <text:list-item>
          <text:p text:style-name="P7">Consumir vitamina B1 (tiamina) y vitamina B4 (ácido pantoténico).</text:p>
        </text:list-item>
        <text:list-item>
          <text:p text:style-name="P7">Truco: para detenerla momentáneamente resulta útil comer una manzana o una zanahoria, beber un poco de leche o una cucharada de aceite crudo.</text:p>
        </text:list-item>
      </text:list>
      <text:p text:style-name="P8"/>
      <text:p text:style-name="P8"/>
      <text:p text:style-name="P9">CONSEJOS</text:p>
      <text:p text:style-name="P9"/>
      <text:list xml:id="list3849337629" text:style-name="L6">
        <text:list-item>
          <text:p text:style-name="P10">Evitar las comidas copiosas, aceitosas, fritos y picantes.</text:p>
        </text:list-item>
        <text:list-item>
          <text:p text:style-name="P10">No fumar ni consumir bebidas alcohólicas.</text:p>
        </text:list-item>
        <text:list-item>
          <text:p text:style-name="P10">No dormir siesta después de las comidas.</text:p>
        </text:list-item>
        <text:list-item>
          <text:p text:style-name="P10">Comer mucha fruta fresc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dings" svg:font-family="Windings"/>
    <style:font-face style:name="Book Antiqua1" svg:font-family="'Book Antiqua'" style:font-family-generic="roman"/>
    <style:font-face style:name="LiberationSERIF" svg:font-family="LiberationSERIF" style:font-family-generic="roman"/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4:10:42.100000000</meta:creation-date>
    <dc:date>2020-10-05T14:59:33.071000000</dc:date>
    <meta:editing-duration>PT26M1S</meta:editing-duration>
    <meta:editing-cycles>1</meta:editing-cycles>
    <meta:document-statistic meta:table-count="0" meta:image-count="0" meta:object-count="0" meta:page-count="2" meta:paragraph-count="24" meta:word-count="214" meta:character-count="1301" meta:non-whitespace-character-count="1128"/>
    <meta:generator>LibreOffice/6.1.0.3$Windows_X86_64 LibreOffice_project/efb621ed25068d70781dc026f7e9c5187a4decd1</meta:generator>
  </office:meta>
</office:document-meta>
</file>